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Set.remov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Set.setMutator( CollectionMutator mut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et.addComposited( Collection c , Collec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Set.addComposited( Collection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ositeSet.Composite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et.addComposited( Collection [ ] com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Se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Set.Composit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et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Set.CompositeSet( Set [ ] 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